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800000258B4EF9202F43F7C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-color="#dddddd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fo:color="#c9211e" fo:font-weight="bold" style:font-weight-asian="bold" style:font-weight-complex="bold"/>
    </style:style>
    <style:style style:name="P4" style:family="paragraph">
      <loext:graphic-properties draw:fill="none"/>
      <style:paragraph-properties fo:text-align="center" style:writing-mode="lr-tb"/>
      <style:text-properties fo:color="#c9211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 fo:font-size="26pt" fo:font-weight="bold" style:font-size-asian="22pt" style:font-weight-asian="bold" style:font-size-complex="26pt" style:font-weight-complex="bold"/>
    </style:style>
    <style:style style:name="T3" style:family="text">
      <style:text-properties fo:color="#c9211e" fo:font-size="22pt" fo:font-weight="bold" style:font-size-asian="18pt" style:font-weight-asian="bold" style:font-size-complex="2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.074cm, 0.441cm, 1.893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dddddd" draw:textarea-horizontal-align="justify" draw:textarea-vertical-align="middle" draw:auto-grow-height="false" fo:min-height="1.367cm" fo:min-width="5.5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99cm" svg:stroke-color="#c9211e" draw:marker-start-width="0.651cm" draw:marker-end-width="0.651cm" draw:fill="none" draw:textarea-horizontal-align="justify" draw:textarea-vertical-align="middle" draw:auto-grow-height="false" fo:min-height="1.101cm" fo:min-width="2.051cm" fo:padding-top="0.099cm" fo:padding-bottom="0.099cm" fo:padding-left="0.099cm" fo:padding-right="0.09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199cm" svg:stroke-color="#c9211e" draw:marker-start-width="0.651cm" draw:marker-end-width="0.651cm" draw:fill="none" draw:textarea-horizontal-align="justify" draw:textarea-vertical-align="middle" draw:auto-grow-height="false" fo:min-height="1.298cm" fo:min-width="2.249cm" fo:padding-top="0.099cm" fo:padding-bottom="0.099cm" fo:padding-left="0.099cm" fo:padding-right="0.09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custom-shape text:anchor-type="paragraph" draw:z-index="1" draw:name="Shape1" draw:style-name="gr3" draw:text-style-name="P4" svg:width="2.428cm" svg:height="1.401cm" svg:x="4.297cm" svg:y="-2cm"><text:p text:style-name="P3"><text:span text:style-name="T3">03</text:span></text:p><draw:enhanced-geometry svg:viewBox="0 0 21600 21600" draw:text-areas="800 800 20800 20800" draw:type="round-rectangular-callout" draw:modifiers="-5521.56862745098 27767.547169811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" draw:name="Shape1_0" draw:style-name="gr2" draw:text-style-name="P4" svg:width="2.428cm" svg:height="1.401cm" svg:x="9.04cm" svg:y="2.477cm"><text:p text:style-name="P3"><text:span text:style-name="T2">01</text:span></text:p><draw:enhanced-geometry svg:viewBox="0 0 21600 21600" draw:text-areas="800 800 20800 20800" draw:type="round-rectangular-callout" draw:modifiers="-5521.56862745098 27767.547169811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" draw:name="Shape1_1" draw:style-name="gr2" draw:text-style-name="P4" svg:width="2.428cm" svg:height="1.401cm" svg:x="9.04cm" svg:y="2.477cm"><text:p text:style-name="P3"><text:span text:style-name="T2">01</text:span></text:p><draw:enhanced-geometry svg:viewBox="0 0 21600 21600" draw:text-areas="800 800 20800 20800" draw:type="round-rectangular-callout" draw:modifiers="-5521.56862745098 27767.547169811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" draw:name="Shape1_2" draw:style-name="gr2" draw:text-style-name="P4" svg:width="2.428cm" svg:height="1.401cm" svg:x="12.988cm" svg:y="-0.129cm"><text:p text:style-name="P3"><text:span text:style-name="T2">05</text:span></text:p><draw:enhanced-geometry svg:viewBox="0 0 21600 21600" draw:text-areas="800 800 20800 20800" draw:type="round-rectangular-callout" draw:modifiers="-5521.56862745098 27767.547169811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" draw:name="Shape1_3" draw:style-name="gr2" draw:text-style-name="P4" svg:width="2.428cm" svg:height="1.401cm" svg:x="16.572cm" svg:y="-0.15cm"><text:p text:style-name="P3"><text:span text:style-name="T2">02</text:span></text:p><draw:enhanced-geometry svg:viewBox="0 0 21600 21600" draw:text-areas="800 800 20800 20800" draw:type="round-rectangular-callout" draw:modifiers="7498.03921568627 46623.396226415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6" draw:name="Shape1_4" draw:style-name="gr2" draw:text-style-name="P4" svg:width="2.428cm" svg:height="1.401cm" svg:x="4.542cm" svg:y="10.273cm"><text:p text:style-name="P3"><text:span text:style-name="T2">06</text:span></text:p><draw:enhanced-geometry svg:viewBox="0 0 21600 21600" draw:text-areas="800 800 20800 20800" draw:type="round-rectangular-callout" draw:modifiers="-5521.56862745098 27767.547169811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7" draw:name="Shape1_5" draw:style-name="gr2" draw:text-style-name="P4" svg:width="2.428cm" svg:height="1.401cm" svg:x="7.534cm" svg:y="12.003cm"><text:p text:style-name="P3"><text:span text:style-name="T2">07</text:span></text:p><draw:enhanced-geometry svg:viewBox="0 0 21600 21600" draw:text-areas="800 800 20800 20800" draw:type="round-rectangular-callout" draw:modifiers="-5521.56862745098 27767.547169811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8" draw:name="Shape1_6" draw:style-name="gr2" draw:text-style-name="P4" svg:width="2.428cm" svg:height="1.401cm" svg:x="11.321cm" svg:y="14.425cm"><text:p text:style-name="P3"><text:span text:style-name="T2">08</text:span></text:p><draw:enhanced-geometry svg:viewBox="0 0 21600 21600" draw:text-areas="800 800 20800 20800" draw:type="round-rectangular-callout" draw:modifiers="-5521.56862745098 27767.547169811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9" draw:name="Shape1_7" draw:style-name="gr2" draw:text-style-name="P4" svg:width="2.428cm" svg:height="1.401cm" svg:x="16.572cm" svg:y="19.554cm"><text:p text:style-name="P3"><text:span text:style-name="T2">09</text:span></text:p><draw:enhanced-geometry svg:viewBox="0 0 21600 21600" draw:text-areas="800 800 20800 20800" draw:type="round-rectangular-callout" draw:modifiers="-454.901960784314 54312.452830188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0" draw:name="Shape2" draw:style-name="gr1" draw:text-style-name="P2" svg:width="5.516cm" svg:height="1.368cm" svg:x="0.762cm" svg:y="24.76cm"><text:p text:style-name="P1"><text:span text:style-name="T1">PLACA 12</text:span></text:p><draw:enhanced-geometry svg:viewBox="0 0 21600 21600" draw:type="rectangle" draw:enhanced-path="M 0 0 L 21600 0 21600 21600 0 21600 0 0 Z N"/></draw:custom-shape><draw:frame draw:style-name="fr1" draw:name="Image1" text:anchor-type="char" svg:x="-1.252cm" svg:y="-2cm" svg:width="20.253cm" svg:height="26.252cm" draw:z-index="0"><draw:image xlink:href="Pictures/100002010000025800000258B4EF9202F43F7C3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lay </meta:initial-creator>
    <meta:creation-date>2021-10-14T20:22:42.871636843</meta:creation-date>
    <dc:date>2023-01-15T19:15:35.828992549</dc:date>
    <dc:creator>belay </dc:creator>
    <meta:editing-duration>PT6M1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